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edit_distance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2/5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4/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4/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2/5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2/5"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6])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])"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1:08:54.737006984</meta:creation-date>
    <dc:date>2024-05-13T11:32:29.063946602</dc:date>
    <meta:editing-duration>PT4M32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